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Text_20_body">
      <style:text-properties fo:font-style="italic" style:font-style-asian="italic" style:font-style-complex="italic"/>
    </style:style>
    <style:style style:name="P3" style:family="paragraph" style:parent-style-name="Standard" style:list-style-name="L2"/>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exe au compte rendu d'activités</text:p>
      <text:p text:style-name="P1">d'Alexei KLENIN</text:p>
      <text:p text:style-name="P1">du 01/11/2013 au 20/11/2013</text:p>
      <text:p text:style-name="Standard"/>
      <text:p text:style-name="Standard">L'activité de cette période concerne les trois projets différents:</text:p>
      <text:list xml:id="list1818272218" text:style-name="L2">
        <text:list-item>
          <text:p text:style-name="P3">recherche d'amélioration du moteur de la vérification des contraintes ;</text:p>
        </text:list-item>
        <text:list-item>
          <text:p text:style-name="P3">recherche d'optimisation de la gestion des automatics au niveau du cache ;</text:p>
        </text:list-item>
        <text:list-item>
          <text:p text:style-name="P3">recherche et optimisation de l'API <text:s/>de GenericSystem.</text:p>
        </text:list-item>
      </text:list>
      <text:h text:style-name="Heading_20_1" text:outline-level="1">Vérification des contraintes</text:h>
      <text:p text:style-name="Text_20_body">Le but de cette recherche a été de trouver l'algorithme de vérification des contraintes posées sur le generic qui permettrais de vérifier ces contraintes dans un ordre logique. L'ordre logique des contraintes est déterminé par l'utilisateur grâce aux priorités.</text:p>
      <text:p text:style-name="Text_20_body">La solution apportée a été de donner une priorité à chaque contrainte. La priorité est une valeur représentée par un entier qui peut être positive ou négative. Si il existe deux contraintes C1 et C2 avec les priorités P1 et P2, alors C1 est plus prioritaire que C2 si P1 &lt; P2. Dans le cas où les deux contraintes ont la même valeur de priorité elle seront exécutées dans l’ordre alphabétique de leurs noms.</text:p>
      <text:p text:style-name="Text_20_body">A l’appelle de la méthode de vérification check(), par exemple quand le graphe a été modifié, les contraintes sont récupérées de la map associé au generic, ordonnées avec cet algorithme et ensuite vérifiées.</text:p>
      <text:p text:style-name="Text_20_body">Les tâches techniques suivantes ont été réalisées dans le cadre de ce projet :</text:p>
      <text:list xml:id="list1788737600" text:style-name="L3">
        <text:list-item>
          <text:p text:style-name="P5">Création du Comparator des priorités pour les classes des contraintes ;</text:p>
        </text:list-item>
        <text:list-item>
          <text:p text:style-name="P5">Création d'une collection ordonnée des contraintes (utilisant Comparator) ;</text:p>
        </text:list-item>
        <text:list-item>
          <text:p text:style-name="P5">La méthode checkConstraints() de la classe CacheImpl désormais ordonne les contraintes avant de les vérifier ;</text:p>
        </text:list-item>
        <text:list-item>
          <text:p text:style-name="P5">La contrainte UnduplicateBindingConstraint est devenue la plus prioritaire (valeur de la priorité  -1) ;</text:p>
        </text:list-item>
        <text:list-item>
          <text:p text:style-name="P5">La nouvelle contrainte : AmbigiouseSelectionConstraint a été créée. Elle vérifie qu'il n'existe qu'un seul generic retourné par la méthode de sélection non-ambiguë ;</text:p>
        </text:list-item>
        <text:list-item>
          <text:p text:style-name="P5">Désormais le cache fait le rollback si l'exception AmbigiouseSelectionException surviens lors de l’exécution.</text:p>
        </text:list-item>
        <text:list-item>
          <text:p text:style-name="P5">Réalisation des tests unitaires.</text:p>
        </text:list-item>
      </text:list>
      <text:h text:style-name="Heading_20_1" text:outline-level="1">Gestion des automatics</text:h>
      <text:p text:style-name="Text_20_body">Le graphe de GenericSystem contiens un certain nombre de nœuds qui ne sont pas créés par l'utilisateur mais par le moteur. Ces nœuds sont appelés automatiques (par opposition au nœud créés par l'utilisateur qui s’appellent manuelles).</text:p>
      <text:p text:style-name="Text_20_body">Les automatiques ne sont pas persistés car ils peuvent facilement être déduits du graphe. Mais si il existe au moins un nœud manuel posé dessus alors il devient manuel et donc persisté par la méthode flush().</text:p>
      <text:p text:style-name="Text_20_body">Avant son exécution la méthode flush() parcours tous les automatiques et vérifie si il existe des nœuds manuelles posés dessus.</text:p>
      <text:p text:style-name="Text_20_body">Cherchant à supprimer cette vérification coûteuse en temps d’exécution nous avons décidés au <text:soft-page-break/>moment de la création du generic de le marquer en tant que automatique s'il n'existe aucun nœud manuel posé dessus.</text:p>
      <text:p text:style-name="Text_20_body">Dans la cadre de ce projet les tâches suivantes ont été réalisées :</text:p>
      <text:list xml:id="list1125847823" text:style-name="L4">
        <text:list-item>
          <text:p text:style-name="P6">Introduction de la méthode markAsNonAutomatic() dans la classe GenericImpl ;</text:p>
        </text:list-item>
        <text:list-item>
          <text:p text:style-name="P6">Création de la procédure de marquage d'un generic en tant que automatique durant sa création ou lors sa restructuration (ajout des supers et des compenents) ;</text:p>
        </text:list-item>
        <text:list-item>
          <text:p text:style-name="P6">Simplification de la méthode de persistance du cache ;</text:p>
        </text:list-item>
        <text:list-item>
          <text:p text:style-name="P6">Réalisation des tests unitaires.</text:p>
        </text:list-item>
      </text:list>
      <text:h text:style-name="Heading_20_1" text:outline-level="1">Amélioration de l'API</text:h>
      <text:p text:style-name="Text_20_body">L'API étant la façade de l'application et visible de l'utilisateur, elle doit être le plus simple et la <text:s/>plus claire possible. En même temps elle doit être suffisamment complète pour permettre de réaliser toutes les opérations de manipulation des données.</text:p>
      <text:p text:style-name="Text_20_body">L'API a été changé dans deux interfaces les plus importantes de l'application : Generic et Cache.</text:p>
      <text:p text:style-name="Text_20_body">L'amélioration de l'API constitue des tâches suivantes :</text:p>
      <text:list xml:id="list6374707531" text:style-name="L1">
        <text:list-item>
          <text:p text:style-name="P4">Suppression des méthodes techniques des interfaces visibles à l'utilisateur ;</text:p>
        </text:list-item>
        <text:list-item>
          <text:p text:style-name="P4">Renommage des méthodes et des paramètres avec des noms plus claires ;</text:p>
        </text:list-item>
        <text:list-item>
          <text:p text:style-name="P4">Changement de la documentation Javadoc des classes et des méthodes.</text:p>
        </text:list-item>
      </text:list>
      <text:p text:style-name="Text_20_body">Deux méthodes ont été créées afin de remplacer la méthode newType() de l'interface Cache : addType et setType().</text:p>
      <text:p text:style-name="Text_20_body"><text:span text:style-name="T1">addType()</text:span> - crée le nouveau Type. Si le type avec le même non existe déjà, la méthode lance une exception.</text:p>
      <text:p text:style-name="Text_20_body"><text:span text:style-name="T1">setType()</text:span> - crée le nouveau Type. Si le type avec le même nom existe déjà la méthode retourne le type existant.</text:p>
      <text:p text:style-name="Text_20_body">En plus de ces changements, une étude a été réalisée pour déterminer comment séparer le noyau du GenericSystem (kernel) du méta-modele orienté objet utilisée pour représenter les données au sein du systè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18:12:02</meta:creation-date>
    <dc:date>2013-11-20T16:34:43</dc:date>
    <meta:editing-duration>PT6H11M20S</meta:editing-duration>
    <meta:editing-cycles>240</meta:editing-cycles>
    <meta:generator>LibreOffice/3.5$Linux_X86_64 LibreOffice_project/350m1$Build-2</meta:generator>
    <meta:print-date>2013-11-20T16:12:18</meta:print-date>
    <meta:document-statistic meta:table-count="0" meta:image-count="0" meta:object-count="0" meta:page-count="2" meta:paragraph-count="40" meta:word-count="699" meta:character-count="4383" meta:non-whitespace-character-count="3738"/>
  </office:meta>
</office:document-meta>
</file>